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F0000038E2685DA5EA08A060D.png" manifest:media-type="image/png"/>
  <manifest:file-entry manifest:full-path="Pictures/10000000000006500000038F7C61BE3E8F2B3D2A.png" manifest:media-type="image/png"/>
  <manifest:file-entry manifest:full-path="Pictures/100000000000064F0000038FFF8517FC7ACD665C.png" manifest:media-type="image/png"/>
  <manifest:file-entry manifest:full-path="Pictures/100000000000064E0000038CF6FB1E538E909F0B.png" manifest:media-type="image/png"/>
  <manifest:file-entry manifest:full-path="Pictures/10000000000006470000038984235BDC09B69AA2.png" manifest:media-type="image/png"/>
  <manifest:file-entry manifest:full-path="Pictures/100000000000065100000391F77BFD5E929AB36C.png" manifest:media-type="image/png"/>
  <manifest:file-entry manifest:full-path="Pictures/100000000000064D0000038A46C42997336F27E0.png" manifest:media-type="image/png"/>
  <manifest:file-entry manifest:full-path="Pictures/100000000000064E0000038CE93F35B5D19D4E44.png" manifest:media-type="image/png"/>
  <manifest:file-entry manifest:full-path="Pictures/10000000000006500000038D9269E18053C38A9C.png" manifest:media-type="image/png"/>
  <manifest:file-entry manifest:full-path="Pictures/100000000000063A00000383A51175D1B3FF2D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4cm" svg:height="16.256cm" svg:x="0cm" svg:y="-0.254cm">
          <draw:image xlink:href="Pictures/10000000000006500000038F7C61BE3E8F2B3D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cm" svg:height="16.317cm" svg:x="0cm" svg:y="-0.254cm">
          <draw:image xlink:href="Pictures/100000000000065100000391F77BFD5E929AB3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5cm" svg:height="15.984cm" svg:x="0.092cm" svg:y="0.018cm">
          <draw:image xlink:href="Pictures/100000000000064F0000038E2685DA5EA08A06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8cm" svg:height="15.749cm" svg:x="0.068cm" svg:y="0.018cm">
          <draw:image xlink:href="Pictures/10000000000006500000038D9269E18053C38A9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8cm" svg:height="16.002cm" svg:x="0cm" svg:y="0cm">
          <draw:image xlink:href="Pictures/100000000000064F0000038FFF8517FC7ACD665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5cm" svg:height="15.749cm" svg:x="0.069cm" svg:y="0.018cm">
          <draw:image xlink:href="Pictures/100000000000064E0000038CE93F35B5D19D4E4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99cm" svg:height="15.726cm" svg:x="0.067cm" svg:y="0.03cm">
          <draw:image xlink:href="Pictures/100000000000064D0000038A46C42997336F27E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995cm" svg:height="15.749cm" svg:x="0.069cm" svg:y="0.018cm">
          <draw:image xlink:href="Pictures/100000000000064E0000038CF6FB1E538E909F0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8.342cm" svg:height="16.256cm" svg:x="0cm" svg:y="-0.254cm">
          <draw:image xlink:href="Pictures/100000000000063A00000383A51175D1B3FF2D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83cm" svg:height="16.256cm" svg:x="0cm" svg:y="-0.254cm">
          <draw:image xlink:href="Pictures/10000000000006470000038984235BDC09B69AA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1-05-25T23:42:49.680000000</dc:date>
    <meta:editing-duration>PT15M53S</meta:editing-duration>
    <meta:editing-cycles>5</meta:editing-cycles>
    <meta:document-statistic meta:object-count="51"/>
  </office:meta>
</office:document-meta>
</file>